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2">
            <text:p>K-1822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9045.0">
            <text:p>9045.0</text:p>
          </table:table-cell>
          <table:table-cell office:value-type="float" office:value="144.0">
            <text:p>144.0</text:p>
          </table:table-cell>
          <table:table-cell office:value-type="string" office:value="Pecten islandicus">
            <text:p>Pecten is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2025">
            <text:p>K-2025</text:p>
          </table:table-cell>
          <table:table-cell office:value-type="float" office:value="67.7">
            <text:p>67.7</text:p>
          </table:table-cell>
          <table:table-cell office:value-type="float" office:value="-53.5">
            <text:p>-53.5</text:p>
          </table:table-cell>
          <table:table-cell office:value-type="float" office:value="8625.0">
            <text:p>8625.0</text:p>
          </table:table-cell>
          <table:table-cell office:value-type="float" office:value="134.0">
            <text:p>134.0</text:p>
          </table:table-cell>
          <table:table-cell office:value-type="string" office:value="Claymys islandicus, Hiatella arctica">
            <text:p>Claymys islandicus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4.0">
            <text:p>6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0">
            <text:p>K-1820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345.0">
            <text:p>83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21">
            <text:p>K-1821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945.0">
            <text:p>8945.0</text:p>
          </table:table-cell>
          <table:table-cell office:value-type="float" office:value="144.0">
            <text:p>144.0</text:p>
          </table:table-cell>
          <table:table-cell office:value-type="string" office:value="Pecten islandicus, Hiatella arctica, Balanus hammeri">
            <text:p>Pecten islandicus, Hiatella arctica, Balanus hammeri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Eqalussuit_Tasiat">
            <text:p>Eqalussuit_Tasiat</text:p>
          </table:table-cell>
          <table:table-cell office:value-type="string" office:value="radiocarbon">
            <text:p>radiocarbon</text:p>
          </table:table-cell>
          <table:table-cell office:value-type="string" office:value="K-1819">
            <text:p>K-1819</text:p>
          </table:table-cell>
          <table:table-cell office:value-type="float" office:value="67.683">
            <text:p>67.683</text:p>
          </table:table-cell>
          <table:table-cell office:value-type="float" office:value="-53.517">
            <text:p>-53.517</text:p>
          </table:table-cell>
          <table:table-cell office:value-type="float" office:value="8935.0">
            <text:p>8935.0</text:p>
          </table:table-cell>
          <table:table-cell office:value-type="float" office:value="144.0">
            <text:p>14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Weidick1972a">
            <text:p>Weidick1972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